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Note</text:p>
          </table:table-cell>
          <table:table-cell table:number-columns-repeated="4"/>
          <table:table-cell office:value-type="string" calcext:value-type="string">
            <text:p>Note Detail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te id</text:p>
          </table:table-cell>
          <table:table-cell table:style-name="ce1" office:value-type="string" calcext:value-type="string">
            <text:p>item 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5:19:48.310556735</meta:creation-date>
    <dc:date>2023-09-27T07:36:23.742069975</dc:date>
    <meta:editing-duration>PT6M14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